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99.85mm" svg:y="12.14mm">
            <loext:p draw:notify-on-update-of-ranges="Foglio1.A3:Foglio1.A3 Foglio1.A4:Foglio1.A8 Foglio1.B3:Foglio1.B3 Foglio1.B4:Foglio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ndamento del parametro Total Lost Packe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ero dei veicoli</text:p>
          </table:table-cell>
          <table:table-cell office:value-type="string" calcext:value-type="string">
            <text:p>Total Lost Packe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time" office:time-value="PT04H00M00S" calcext:value-type="time">
            <text:p>04.00.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time" office:time-value="PT04H30M00S" calcext:value-type="time">
            <text:p>04.30.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time" office:time-value="PT09H00M00S" calcext:value-type="time">
            <text:p>09.00.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time" office:time-value="PT11H30M00S" calcext:value-type="time">
            <text:p>11.30.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time" office:time-value="PT13H30M00S" calcext:value-type="time">
            <text:p>13.30.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 table:number-rows-repeated="4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8:27:15.204758596</meta:creation-date>
    <dc:date>2016-12-20T18:47:03.601792545</dc:date>
    <meta:editing-duration>PT19M48S</meta:editing-duration>
    <meta:editing-cycles>3</meta:editing-cycles>
    <meta:generator>LibreOffice/5.1.4.2$Linux_X86_64 LibreOffice_project/10m0$Build-2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resolution="18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1">
      <style:chart-properties chart:symbol-type="named-symbol" chart:symbol-name="squar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 Total Lost Packets</text:p>
        </chart:title>
        <chart:legend chart:legend-position="end" svg:x="11.798cm" svg:y="4.201cm" style:legend-expansion="high" chart:style-name="ch3"/>
        <chart:plot-area chart:style-name="ch4" table:cell-range-address="Foglio1.A3:Foglio1.B8" chart:data-source-has-labels="row" svg:x="1.331cm" svg:y="1.275cm" svg:width="10.147cm" svg:height="6.564cm">
          <chartooo:coordinate-region svg:x="2.905cm" svg:y="1.475cm" svg:width="8.293cm" svg:height="5.717cm"/>
          <chart:axis chart:dimension="x" chart:name="primary-x" chart:style-name="ch5">
            <chart:title svg:x="4.997cm" svg:y="8.019cm" chart:style-name="ch6">
              <text:p>Numero dei veicoli</text:p>
            </chart:title>
          </chart:axis>
          <chart:axis chart:dimension="y" chart:name="primary-y" chart:style-name="ch7">
            <chart:title svg:x="0.451cm" svg:y="6.876cm" chart:style-name="ch8">
              <text:p>Valore medio Total Lost Packets</text:p>
            </chart:title>
            <chart:grid chart:style-name="ch9" chart:class="major"/>
          </chart:axis>
          <chart:series chart:style-name="ch10" chart:values-cell-range-address="Foglio1.B4:Foglio1.B8" chart:label-cell-address="Foglio1.B3:Foglio1.B3" chart:class="chart:scatter">
            <chart:domain table:cell-range-address="Foglio1.A4:Foglio1.A8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otal Lost Packets</text:p>
                <draw:g>
                  <svg:desc>Foglio1.B3:Foglio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Foglio1.A4:Foglio1.A8</svg:desc>
                </draw:g>
              </table:table-cell>
              <table:table-cell office:value-type="float" office:value="0.166666666666667">
                <text:p>0.166666666666667</text:p>
                <draw:g>
                  <svg:desc>Foglio1.B4:Foglio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0">
                <text:p>310</text:p>
              </table:table-cell>
              <table:table-cell office:value-type="float" office:value="0.5625">
                <text:p>0.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